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244" officeooo:paragraph-rsid="000ad2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oid</text:p>
      <text:p text:style-name="P1"/>
      <text:p text:style-name="P1">Retrofit :</text:p>
      <text:p text:style-name="P1"><text:a xlink:type="simple" xlink:href="http://tutos-android-france.com/retrofit-webservices-rest/" text:style-name="Internet_20_link" text:visited-style-name="Visited_20_Internet_20_Link">http://tutos-android-france.com/retrofit-webservices-rest/</text:a></text:p>
      <text:p text:style-name="P1"><text:a xlink:type="simple" xlink:href="http://square.github.io/retrofit/" text:style-name="Internet_20_link" text:visited-style-name="Visited_20_Internet_20_Link">http://square.github.io/retrofit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3:51:51.695247487</meta:creation-date>
    <dc:date>2016-04-26T23:52:41.574972901</dc:date>
    <meta:editing-duration>PT54S</meta:editing-duration>
    <meta:editing-cycles>1</meta:editing-cycles>
    <meta:document-statistic meta:table-count="0" meta:image-count="0" meta:object-count="0" meta:page-count="1" meta:paragraph-count="4" meta:word-count="5" meta:character-count="108" meta:non-whitespace-character-count="107"/>
    <meta:generator>LibreOffice/5.1.2.2$Linux_X86_64 LibreOffice_project/10m0$Build-2</meta:generator>
  </office:meta>
</office:document-meta>
</file>